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c9583"/>
    </style:style>
    <style:style style:name="P3" style:family="paragraph" style:parent-style-name="Standard">
      <style:paragraph-properties fo:text-align="center" style:justify-single-word="false"/>
      <style:text-properties officeooo:paragraph-rsid="000dc08b"/>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0dc08b" style:font-weight-asian="bold" style:font-weight-complex="bold"/>
    </style:style>
    <style:style style:name="P6" style:family="paragraph" style:parent-style-name="Standard">
      <style:text-properties fo:font-weight="bold" officeooo:rsid="000dc08b" officeooo:paragraph-rsid="000dc08b" style:font-weight-asian="bold" style:font-weight-complex="bold"/>
    </style:style>
    <style:style style:name="P7" style:family="paragraph" style:parent-style-name="Standard">
      <style:paragraph-properties fo:text-align="center" style:justify-single-word="false"/>
      <style:text-properties fo:font-weight="bold" officeooo:rsid="000dc08b" officeooo:paragraph-rsid="000dc08b" style:font-weight-asian="bold" style:font-weight-complex="bold"/>
    </style:style>
    <style:style style:name="P8" style:family="paragraph" style:parent-style-name="Standard">
      <style:paragraph-properties fo:text-align="justify" style:justify-single-word="false"/>
      <style:text-properties fo:font-weight="bold" officeooo:rsid="0019f940" officeooo:paragraph-rsid="0019f940" style:font-weight-asian="bold" style:font-weight-complex="bold"/>
    </style:style>
    <style:style style:name="P9" style:family="paragraph" style:parent-style-name="Standard">
      <style:paragraph-properties fo:text-align="justify" style:justify-single-word="false"/>
      <style:text-properties officeooo:paragraph-rsid="000dc08b"/>
    </style:style>
    <style:style style:name="P10" style:family="paragraph" style:parent-style-name="Standard">
      <style:paragraph-properties fo:text-align="center" style:justify-single-word="false"/>
      <style:text-properties fo:font-size="10pt" officeooo:rsid="000c9583" officeooo:paragraph-rsid="000c9583" style:font-size-asian="10pt" style:font-size-complex="10pt"/>
    </style:style>
    <style:style style:name="P11" style:family="paragraph" style:parent-style-name="Standard">
      <style:text-properties officeooo:paragraph-rsid="000dc08b"/>
    </style:style>
    <style:style style:name="P12" style:family="paragraph" style:parent-style-name="Standard">
      <style:text-properties officeooo:rsid="000dc08b" officeooo:paragraph-rsid="000dc08b"/>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Standard">
      <style:paragraph-properties fo:margin-top="0in" fo:margin-bottom="0in" style:contextual-spacing="false" fo:text-align="justify" style:justify-single-word="false"/>
      <style:text-properties fo:font-weight="bold" officeooo:rsid="0019f940" officeooo:paragraph-rsid="001b5af5" style:font-weight-asian="bold" style:font-weight-complex="bold"/>
    </style:style>
    <style:style style:name="P15" style:family="paragraph" style:parent-style-name="Standard">
      <style:paragraph-properties fo:margin-top="0in" fo:margin-bottom="0in" style:contextual-spacing="false" fo:text-align="justify" style:justify-single-word="false"/>
      <style:text-properties fo:font-style="italic" fo:font-weight="bold" officeooo:rsid="001b5af5" officeooo:paragraph-rsid="001b5af5" style:font-style-asian="italic" style:font-weight-asian="bold" style:font-style-complex="italic" style:font-weight-complex="bold"/>
    </style:style>
    <style:style style:name="P16" style:family="paragraph" style:parent-style-name="Standard">
      <style:paragraph-properties fo:margin-top="0in" fo:margin-bottom="0in" style:contextual-spacing="false"/>
      <style:text-properties officeooo:paragraph-rsid="001cf490"/>
    </style:style>
    <style:style style:name="P17" style:family="paragraph" style:parent-style-name="Standard">
      <style:paragraph-properties fo:margin-top="0in" fo:margin-bottom="0in" style:contextual-spacing="false"/>
      <style:text-properties officeooo:rsid="001cf490" officeooo:paragraph-rsid="001cf490"/>
    </style:style>
    <style:style style:name="P18" style:family="paragraph" style:parent-style-name="Standard">
      <style:paragraph-properties fo:margin-top="0in" fo:margin-bottom="0in" style:contextual-spacing="false"/>
      <style:text-properties officeooo:rsid="001d9958" officeooo:paragraph-rsid="001d9958"/>
    </style:style>
    <style:style style:name="T1" style:family="text">
      <style:text-properties officeooo:rsid="000c9583"/>
    </style:style>
    <style:style style:name="T2" style:family="text">
      <style:text-properties fo:font-size="10pt" officeooo:rsid="000c9583" style:font-size-asian="10pt" style:font-size-complex="10pt"/>
    </style:style>
    <style:style style:name="T3" style:family="text">
      <style:text-properties officeooo:rsid="000dc08b"/>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110085"/>
    </style:style>
    <style:style style:name="T7" style:family="text">
      <style:text-properties officeooo:rsid="0016addc"/>
    </style:style>
    <style:style style:name="T8" style:family="text">
      <style:text-properties style:font-weight-complex="normal"/>
    </style:style>
    <style:style style:name="T9" style:family="text">
      <style:text-properties officeooo:rsid="001cf490"/>
    </style:style>
    <style:style style:name="T10" style:family="text">
      <style:text-properties officeooo:rsid="001d9958"/>
    </style:style>
    <style:style style:name="T11" style:family="text">
      <style:text-properties officeooo:rsid="001f17b4"/>
    </style:style>
    <style:style style:name="fr1" style:family="graphic" style:parent-style-name="OLE">
      <style:graphic-properties fo:margin-left="0in" fo:margin-right="0in" style:vertical-pos="from-top" fo:background-color="#ffffff" style:background-transparency="0%" fo:padding="0.0008in" fo:border="none" draw:ole-draw-aspect="1">
        <style:background-image/>
      </style:graphic-properties>
    </style:style>
    <style:style style:name="fr2" style:family="graphic" style:parent-style-name="Formula">
      <style:graphic-properties style:vertical-pos="from-top"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inforcement learning course</text:p>
      <text:p text:style-name="P1"><text:span text:style-name="T1">Report on a</text:span>ssignment HA1</text:p>
      <text:p text:style-name="P1"/>
      <text:p text:style-name="P10">based on work in a group: <text:s/>Alessia Knauss, Piergiuseppe Mallozzi, Tomasz Kosinski</text:p>
      <text:p text:style-name="P2"><text:span text:style-name="T2">(group 27 plus the report author)</text:span></text:p>
      <text:p text:style-name="P1"/>
      <text:p text:style-name="P4">MDP</text:p>
      <text:p text:style-name="Standard"/>
      <text:p text:style-name="P5">a.</text:p>
      <text:p text:style-name="P9">mathematical expression relating the Q-value function Q (s, a) to the value function V (s)</text:p>
      <text:p text:style-name="Standard"/>
      <text:p text:style-name="Standard">Given</text:p>
      <text:p text:style-name="P3"><draw:frame draw:style-name="fr1" draw:name="Object1" text:anchor-type="as-char" svg:y="-0.1701in" svg:width="1.8744in" svg:height="0.339in" draw:z-index="2"><draw:object xlink:href="./Object 1" xlink:type="simple" xlink:show="embed" xlink:actuate="onLoad"/><draw:image xlink:href="./ObjectReplacements/Object 1" xlink:type="simple" xlink:show="embed" xlink:actuate="onLoad"/></draw:frame> <text:span text:style-name="T3">(1)</text:span></text:p>
      <text:p text:style-name="P11"/>
      <text:p text:style-name="P3">and <draw:frame draw:style-name="fr1" draw:name="Object2" text:anchor-type="as-char" svg:y="-0.172in" svg:width="2.1217in" svg:height="0.3409in" draw:z-index="0"><draw:object xlink:href="./Object 2" xlink:type="simple" xlink:show="embed" xlink:actuate="onLoad"/><draw:image xlink:href="./ObjectReplacements/Object 2" xlink:type="simple" xlink:show="embed" xlink:actuate="onLoad"/></draw:frame> <text:span text:style-name="T3">(2)</text:span></text:p>
      <text:p text:style-name="Standard"/>
      <text:p text:style-name="P1">we can write: <draw:frame draw:style-name="fr1" draw:name="Object3" text:anchor-type="as-char" svg:y="-0.172in" svg:width="3.2236in" svg:height="0.3409in" draw:z-index="1"><draw:object xlink:href="./Object 3" xlink:type="simple" xlink:show="embed" xlink:actuate="onLoad"/><draw:image xlink:href="./ObjectReplacements/Object 3" xlink:type="simple" xlink:show="embed" xlink:actuate="onLoad"/></draw:frame> <text:span text:style-name="T6">(3)</text:span></text:p>
      <text:p text:style-name="Standard"/>
      <text:p text:style-name="P12">The basic expression used to solve tasks (b) and (c) was (<text:span text:style-name="T7">2</text:span>), <text:span text:style-name="T9">where by </text:span>.</text:p>
      <text:p text:style-name="P12"/>
      <text:p text:style-name="P6">b.</text:p>
      <text:p text:style-name="P6">c.</text:p>
      <text:p text:style-name="P12"/>
      <text:p text:style-name="P12">Python code attached (<text:span text:style-name="T4">valueIterationAgents.py</text:span>)</text:p>
      <text:p text:style-name="P12"/>
      <text:p text:style-name="P6">d.</text:p>
      <text:p text:style-name="P7"><text:span text:style-name="T5"><draw:frame draw:style-name="fr2" draw:name="Object4" text:anchor-type="as-char" svg:y="-0.172in" svg:width="2.4457in" svg:height="0.3409in" draw:z-index="3"><draw:object xlink:href="./Object 4" xlink:type="simple" xlink:show="embed" xlink:actuate="onLoad"/><draw:image xlink:href="./ObjectReplacements/Object 4" xlink:type="simple" xlink:show="embed" xlink:actuate="onLoad"/></draw:frame></text:span></text:p>
      <text:p text:style-name="P7"/>
      <text:p text:style-name="P8">f.</text:p>
      <text:p text:style-name="P16"><text:span text:style-name="T9">Value iteration begins with initializing values of each state e.g. arbitrarily.</text:span></text:p>
      <text:p text:style-name="P17">After that, having the knowledge of the mdp (as in our case), including state transitions probabilities (per action), we compute returns we might get by taking particular actions, <text:span text:style-name="T10">iteratively.</text:span></text:p>
      <text:p text:style-name="P18">With time, our value function will propagate the information on how to reach the goal further and further back from the goal state (which has the highest reward). Therefore, we'll move towards the optimal value function, describing <text:span text:style-name="T11">the real “how good is it to be in here” for each state.</text:span></text:p>
      <text:p text:style-name="P14"/>
      <text:p text:style-name="P15"><text:span text:style-name="T5">analysis.py file also attac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GB"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meta:initial-creator>
    <meta:creation-date>2017-03-04T17:08:32.610452500</meta:creation-date>
    <dc:creator>lu </dc:creator>
    <dc:date>2017-03-10T20:17:13.184476968</dc:date>
    <meta:editing-cycles>32</meta:editing-cycles>
    <meta:editing-duration>PT5H2M7S</meta:editing-duration>
    <meta:generator>LibreOffice/4.2.8.2$Linux_X86_64 LibreOffice_project/420m0$Build-2</meta:generator>
    <meta:document-statistic meta:table-count="0" meta:image-count="0" meta:object-count="4" meta:page-count="1" meta:paragraph-count="22" meta:word-count="167" meta:character-count="1012" meta:non-whitespace-character-count="862"/>
  </office:meta>
</office:document-meta>
</file>

<file path=Object 1/content.xml><?xml version="1.0" encoding="utf-8"?>
<math xmlns="http://www.w3.org/1998/Math/MathML" display="block">
  <semantics>
    <mrow>
      <msub>
        <mi>v</mi>
        <mi mathvariant="normal">Π</mi>
      </msub>
      <mrow>
        <mrow>
          <mo fence="true" stretchy="false">(</mo>
          <mrow>
            <mi>s</mi>
          </mrow>
          <mo fence="true" stretchy="false">)</mo>
        </mrow>
        <mo stretchy="false">=</mo>
        <mrow>
          <munder>
            <mo stretchy="false">∑</mo>
            <mrow>
              <mi>a</mi>
              <mo stretchy="false">∈</mo>
              <mi>A</mi>
            </mrow>
          </munder>
          <mi mathvariant="normal">Π</mi>
        </mrow>
      </mrow>
      <mrow>
        <mo fence="true" stretchy="false">(</mo>
        <mrow>
          <mrow>
            <mi>a</mi>
            <mo stretchy="false">∣</mo>
            <mi>s</mi>
          </mrow>
        </mrow>
        <mo fence="true" stretchy="false">)</mo>
      </mrow>
      <msub>
        <mi>q</mi>
        <mi mathvariant="normal">Π</mi>
      </msub>
      <mrow>
        <mo fence="true" stretchy="false">(</mo>
        <mrow>
          <mrow>
            <mi>s</mi>
            <mi>,</mi>
            <mi>a</mi>
          </mrow>
        </mrow>
        <mo fence="true" stretchy="false">)</mo>
      </mrow>
    </mrow>
    <annotation encoding="StarMath 5.0">v_{%PI}(s) = sum from {a in A} %PI( a divides s ) q_{%PI}( s, a )</annotation>
  </semantics>
</math>
</file>

<file path=Object 2/content.xml><?xml version="1.0" encoding="utf-8"?>
<math xmlns="http://www.w3.org/1998/Math/MathML" display="block">
  <semantics>
    <mrow>
      <msub>
        <mi>q</mi>
        <mi mathvariant="normal">Π</mi>
      </msub>
      <mrow>
        <mrow>
          <mo fence="true" stretchy="false">(</mo>
          <mrow>
            <mrow>
              <mi>s</mi>
              <mi>,</mi>
              <mi>a</mi>
            </mrow>
          </mrow>
          <mo fence="true" stretchy="false">)</mo>
        </mrow>
        <mo stretchy="false">=</mo>
        <mrow>
          <msubsup>
            <mi>R</mi>
            <mi>s</mi>
            <mi>a</mi>
          </msubsup>
          <mo stretchy="false">+</mo>
          <mi mathvariant="normal">γ</mi>
        </mrow>
      </mrow>
      <mrow>
        <munder>
          <mo stretchy="false">∑</mo>
          <mrow>
            <mi>s</mi>
            <mrow>
              <mi>'</mi>
              <mo stretchy="false">∈</mo>
              <mi>S</mi>
            </mrow>
          </mrow>
        </munder>
        <msubsup>
          <mi>P</mi>
          <mrow>
            <mi mathvariant="italic">ss</mi>
            <mi>'</mi>
          </mrow>
          <mi>a</mi>
        </msubsup>
      </mrow>
      <msub>
        <mi>v</mi>
        <mi mathvariant="normal">Π</mi>
      </msub>
      <mrow>
        <mo fence="true" stretchy="false">(</mo>
        <mrow>
          <mrow>
            <mi>s</mi>
            <mi>'</mi>
          </mrow>
        </mrow>
        <mo fence="true" stretchy="false">)</mo>
      </mrow>
    </mrow>
    <annotation encoding="StarMath 5.0">q_{ %PI } (s,a) = R^a _{ s } + %gamma sum from { s' in S } P ^a _{ ss' } v_{%PI}( s' )</annotation>
  </semantics>
</math>
</file>

<file path=Object 3/content.xml><?xml version="1.0" encoding="utf-8"?>
<math xmlns="http://www.w3.org/1998/Math/MathML" display="block">
  <semantics>
    <mrow>
      <msub>
        <mi>q</mi>
        <mi mathvariant="normal">π</mi>
      </msub>
      <mrow>
        <mrow>
          <mo fence="true" stretchy="false">(</mo>
          <mrow>
            <mrow>
              <mi>s</mi>
              <mi>,</mi>
              <mi>a</mi>
            </mrow>
          </mrow>
          <mo fence="true" stretchy="false">)</mo>
        </mrow>
        <mo stretchy="false">=</mo>
        <mrow>
          <msubsup>
            <mi>R</mi>
            <mi>s</mi>
            <mi>a</mi>
          </msubsup>
          <mo stretchy="false">+</mo>
          <mi mathvariant="normal">γ</mi>
        </mrow>
      </mrow>
      <mrow>
        <munder>
          <mo stretchy="false">∑</mo>
          <mrow>
            <mi>s</mi>
            <mrow>
              <mi>'</mi>
              <mo stretchy="false">∈</mo>
              <mi>S</mi>
            </mrow>
          </mrow>
        </munder>
        <msubsup>
          <mi>P</mi>
          <mrow>
            <mi mathvariant="italic">ss</mi>
            <mi>'</mi>
          </mrow>
          <mi>a</mi>
        </msubsup>
      </mrow>
      <mrow>
        <munder>
          <mo stretchy="false">∑</mo>
          <mrow>
            <mi>a</mi>
            <mrow>
              <mi>'</mi>
              <mo stretchy="false">∈</mo>
              <mi>A</mi>
            </mrow>
          </mrow>
        </munder>
        <mi mathvariant="normal">Π</mi>
      </mrow>
      <mrow>
        <mo fence="true" stretchy="false">(</mo>
        <mrow>
          <mrow>
            <mi>a</mi>
            <mrow>
              <mi>'</mi>
              <mo stretchy="false">∣</mo>
              <mi>s</mi>
            </mrow>
            <mi>'</mi>
          </mrow>
        </mrow>
        <mo fence="true" stretchy="false">)</mo>
      </mrow>
      <msub>
        <mi>q</mi>
        <mi mathvariant="normal">Π</mi>
      </msub>
      <mrow>
        <mo fence="true" stretchy="false">(</mo>
        <mrow>
          <mrow>
            <mi>s</mi>
            <mi>'</mi>
            <mi>,</mi>
            <mi>a</mi>
            <mi>'</mi>
          </mrow>
        </mrow>
        <mo fence="true" stretchy="false">)</mo>
      </mrow>
    </mrow>
    <annotation encoding="StarMath 5.0">q_{%pi}(s,a) = R ^{a} _{s} + %gamma sum from { { s' in S } } P ^a _{ss'} sum from {{a' in A}} %PI(a' divides s') q_{%PI}(s',a' )</annotation>
  </semantics>
</math>
</file>

<file path=Object 4/content.xml><?xml version="1.0" encoding="utf-8"?>
<math xmlns="http://www.w3.org/1998/Math/MathML" display="block">
  <semantics>
    <mrow>
      <msub>
        <mi>v</mi>
        <mrow>
          <mi>k</mi>
          <mo stretchy="false">+</mo>
          <mn>1</mn>
        </mrow>
      </msub>
      <mrow>
        <mo fence="true" stretchy="false">(</mo>
        <mrow>
          <mi>s</mi>
        </mrow>
        <mo fence="true" stretchy="false">)</mo>
      </mrow>
      <mo stretchy="false">←</mo>
      <munder>
        <mi mathvariant="italic">max</mi>
        <mrow>
          <mi>a</mi>
          <mo stretchy="false">∈</mo>
          <mi>A</mi>
        </mrow>
      </munder>
      <mrow>
        <mo fence="true" stretchy="false">(</mo>
        <mrow>
          <mrow>
            <mrow>
              <msubsup>
                <mi>R</mi>
                <mi>s</mi>
                <mi>a</mi>
              </msubsup>
              <mo stretchy="false">+</mo>
              <mi mathvariant="normal">γ</mi>
            </mrow>
            <mrow>
              <munder>
                <mo stretchy="false">∑</mo>
                <mrow>
                  <mi>s</mi>
                  <mrow>
                    <mi>'</mi>
                    <mo stretchy="false">∈</mo>
                    <mi>S</mi>
                  </mrow>
                </mrow>
              </munder>
              <msubsup>
                <mi>P</mi>
                <mrow>
                  <mi mathvariant="italic">ss</mi>
                  <mi>'</mi>
                </mrow>
                <mi>a</mi>
              </msubsup>
            </mrow>
            <msub>
              <mi>v</mi>
              <mi>k</mi>
            </msub>
            <mrow>
              <mo fence="true" stretchy="false">(</mo>
              <mrow>
                <mrow>
                  <mi>s</mi>
                  <mi>'</mi>
                </mrow>
              </mrow>
              <mo fence="true" stretchy="false">)</mo>
            </mrow>
          </mrow>
        </mrow>
        <mo fence="true" stretchy="false">)</mo>
      </mrow>
    </mrow>
    <annotation encoding="StarMath 5.0">v_{k+1}(s) leftarrow max csub{a in A} ( R^a_{s} + %gamma sum from { s' in S } P ^a _{ ss' } v_{k}( s' ))</annotation>
  </semantics>
</math>
</file>